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Script1" svg:font-family="'Segoe Script'"/>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Segoe Script" svg:font-family="'Segoe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1b1918" draw:shadow="hidden"/>
    </style:style>
    <style:style style:name="gr2" style:family="graphic" style:parent-style-name="standard">
      <style:graphic-properties draw:stroke="none" draw:fill="solid" draw:fill-color="#ffffff" draw:shadow="hidden"/>
    </style:style>
    <style:style style:name="gr3" style:family="graphic" style:parent-style-name="standard">
      <style:graphic-properties draw:stroke="none" draw:fill="none" fo:min-height="1.812cm" fo:padding-top="0cm" fo:padding-bottom="0cm" fo:padding-left="0cm" fo:padding-right="0cm"/>
    </style:style>
    <style:style style:name="gr4" style:family="graphic" style:parent-style-name="standard">
      <style:graphic-properties draw:stroke="none" draw:fill="solid" draw:fill-color="#fec700" draw:shadow="hidden"/>
    </style:style>
    <style:style style:name="gr5" style:family="graphic" style:parent-style-name="standard">
      <style:graphic-properties draw:stroke="none" draw:fill="solid" draw:fill-color="#ffffff" draw:shadow="hidden"/>
    </style:style>
    <style:style style:name="gr6" style:family="graphic" style:parent-style-name="standard">
      <style:graphic-properties draw:stroke="none" draw:fill="solid" draw:fill-color="#000000" draw:shadow="hidden"/>
    </style:style>
    <style:style style:name="P1" style:family="paragraph">
      <style:text-properties fo:color="#ffd320" style:font-name="Comic Sans MS" fo:font-style="normal" fo:font-weight="normal" style:font-style-asian="normal" style:font-weight-asian="normal" style:font-style-complex="normal" style:font-weight-complex="normal"/>
    </style:style>
    <style:style style:name="P2" style:family="paragraph">
      <style:text-properties fo:color="#000000" style:font-name="Comic Sans MS" fo:font-style="normal" fo:font-weight="normal" style:font-style-asian="normal" style:font-weight-asian="normal" style:font-style-complex="normal" style:font-weight-complex="normal"/>
    </style:style>
    <style:style style:name="P3" style:family="paragraph">
      <style:text-properties fo:color="#000000"/>
    </style:style>
    <style:style style:name="P4" style:family="paragraph">
      <style:text-properties fo:color="#000000" style:font-name="Comic Sans MS" fo:font-size="18pt" fo:font-style="normal" fo:font-weight="normal" style:font-style-asian="normal" style:font-weight-asian="normal" style:font-style-complex="normal" style:font-weight-complex="normal"/>
    </style:style>
    <style:style style:name="T1" style:family="text">
      <style:text-properties fo:color="#ffffff" style:font-name="Segoe Script1" fo:font-size="61pt" style:font-name-asian="Segoe Script1" style:font-size-asian="61pt" style:font-name-complex="Segoe Script1" style:font-size-complex="61pt"/>
    </style:style>
    <style:style style:name="T2" style:family="text">
      <style:text-properties fo:color="#1b1918" style:font-name="Segoe Script1" fo:font-size="61pt" style:font-name-asian="Segoe Script1" style:font-size-asian="61pt" style:font-name-complex="Segoe Script1" style:font-size-complex="61pt"/>
    </style:style>
    <style:style style:name="T3" style:family="text">
      <style:text-properties fo:color="#ffd320" style:font-name="Comic Sans MS" fo:font-size="61pt" fo:font-style="normal" fo:font-weight="normal" style:font-name-asian="Segoe Script1" style:font-size-asian="61pt" style:font-style-asian="normal" style:font-weight-asian="normal" style:font-name-complex="Segoe Script1" style:font-size-complex="61pt" style:font-style-complex="normal" style:font-weight-complex="normal"/>
    </style:style>
    <style:style style:name="T4" style:family="text">
      <style:text-properties fo:color="#000000" style:font-name="Comic Sans MS" fo:font-size="61pt" fo:font-style="normal" fo:font-weight="normal" style:font-name-asian="Segoe Script1" style:font-size-asian="61pt" style:font-style-asian="normal" style:font-weight-asian="normal" style:font-name-complex="Segoe Script1" style:font-size-complex="6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polygon draw:style-name="gr1" draw:layer="layout" svg:width="21cm" svg:height="14.846cm" svg:x="20.687cm" svg:y="14.447cm" svg:viewBox="0 0 21001 14847" draw:points="0,14847 21001,14847 21001,0 0,0">
              <text:p/>
            </draw:polygon>
            <draw:g>
              <draw:g>
                <draw:path draw:style-name="gr2" draw:layer="layout" svg:width="6.837cm" svg:height="6.526cm" svg:x="27.772cm" svg:y="17.043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1" draw:layer="layout" svg:width="3.292cm" svg:height="4.328cm" svg:x="31.29cm" svg:y="19.38cm" svg:viewBox="0 0 3293 4329" svg:d="M296 407c-5 5-4 3 0 0zM296 407zM3177 1249c-36-22-84-38-139-57-55-21-117-41-188-55-70-18-146-34-228-44-81-15-168-23-257-29-90-10-183-9-277-13-94-1-190 1-286 3-384 13-765 59-1049 97-124 17-229 31-308 42-48-190-89-381-109-570-3-50-10-106-12-151-1-25-4-46-4-74v-4c11-5 22-10 34-14 41-14 88-27 135-37 193-41 393-68 582-89 190-19 370-37 536-54 336-30 614-55 810-72 196-19 308-30 308-30 0 0-447-69-1124-91-169-6-352-10-547-5-196 6-401 10-621 47-56 10-112 21-173 39-31 9-62 19-98 37-35 20-78 35-127 108-12 21-22 42-27 70l-4 21-1 13v10l-2 41c-1 26-1 60-1 90-1 64 6 117 9 177 20 231 65 460 121 685 58 224 137 441 222 652 84 210 187 408 292 595 50 96 107 185 163 272 56 86 110 171 170 249 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22.052cm" svg:y="23.945cm">
                <draw:text-box>
                  <text:p><text:span text:style-name="T1">Favorable Media</text:span></text:p>
                </draw:text-box>
              </draw:frame>
            </draw:g>
          </draw:g>
          <draw:g>
            <draw:polygon draw:style-name="gr2" draw:layer="layout" svg:width="21cm" svg:height="14.846cm" svg:x="-0.313cm" svg:y="14.447cm" svg:viewBox="0 0 21001 14847" draw:points="0,14847 21001,14847 21001,0 0,0">
              <text:p/>
            </draw:polygon>
            <draw:g>
              <draw:g>
                <draw:path draw:style-name="gr4" draw:layer="layout" svg:width="6.837cm" svg:height="6.526cm" svg:x="6.766cm" svg:y="17.043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2" draw:layer="layout" svg:width="3.292cm" svg:height="4.328cm" svg:x="10.284cm" svg:y="19.38cm" svg:viewBox="0 0 3293 4329" svg:d="M296 407c-5 5-4 3 0 0zM296 407zM3177 1249c-36-22-84-38-139-57-55-21-117-41-188-55-70-18-146-34-228-44-81-15-168-23-257-29-90-10-183-9-277-13-94-1-190 1-286 3-384 13-765 59-1049 97-124 17-229 31-308 42-48-190-89-381-109-570-3-50-10-106-12-151-1-25-4-46-4-74v-4c11-5 22-9 34-14 41-14 88-27 135-37 193-41 393-68 582-89 190-19 370-37 536-54 336-30 614-55 810-72 196-19 308-30 308-30 0 0-447-69-1124-91-169-6-352-10-547-5-196 6-401 10-621 47-56 10-112 21-173 39-31 9-62 19-98 37-35 20-78 35-127 108-12 21-22 42-27 70l-4 21-1 13v10l-2 41c-1 26-1 60-1 90-1 64 6 117 9 177 20 231 65 460 121 685 58 224 137 441 222 652 84 210 187 408 292 596 50 95 107 184 163 271s110 171 170 249c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1.046cm" svg:y="23.945cm">
                <draw:text-box>
                  <text:p><text:span text:style-name="T2">Favorable Media</text:span></text:p>
                </draw:text-box>
              </draw:frame>
            </draw:g>
          </draw:g>
          <draw:g>
            <draw:polygon draw:style-name="gr2" draw:layer="layout" svg:width="21cm" svg:height="14.846cm" svg:x="20.687cm" svg:y="-0.4cm" svg:viewBox="0 0 21001 14847" draw:points="0,14847 21001,14847 21001,0 0,0">
              <text:p/>
            </draw:polygon>
            <draw:g>
              <draw:g>
                <draw:path draw:style-name="gr1" draw:layer="layout" svg:width="6.837cm" svg:height="6.526cm" svg:x="27.772cm" svg:y="2.196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2" draw:layer="layout" svg:width="3.292cm" svg:height="4.328cm" svg:x="31.29cm" svg:y="4.534cm" svg:viewBox="0 0 3293 4329" svg:d="M296 407c-5 5-4 3 0 0zM296 407zM3177 1249c-36-22-84-38-139-57-55-21-117-41-188-55-70-18-146-34-228-44-81-15-168-23-257-29-90-10-183-9-277-13-94-1-190 1-286 3-384 13-765 59-1049 97-124 17-229 31-308 42-48-190-89-381-109-570-3-50-10-106-12-151-1-25-4-46-4-74v-4c11-5 22-10 34-14 41-14 88-27 135-37 193-41 393-68 582-89 190-19 370-37 536-54 336-30 614-55 810-72 196-19 308-30 308-30 0 0-447-69-1124-91-169-6-352-10-547-5-196 6-401 10-621 47-56 10-112 21-173 39-31 9-62 19-98 37-35 20-78 35-127 108-12 21-22 42-27 70l-4 20-1 14v10l-2 41c-1 26-1 60-1 90-1 64 6 117 9 177 20 231 65 460 121 685 58 224 137 441 222 652 84 210 187 408 292 595 50 96 107 185 163 272 55 86 110 171 170 249 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22.052cm" svg:y="9.099cm">
                <draw:text-box>
                  <text:p><text:span text:style-name="T2">Favorable Media</text:span></text:p>
                </draw:text-box>
              </draw:frame>
            </draw:g>
          </draw:g>
          <draw:g>
            <draw:polygon draw:style-name="gr4" draw:layer="layout" svg:width="21cm" svg:height="14.846cm" svg:x="-0.313cm" svg:y="-0.4cm" svg:viewBox="0 0 21001 14847" draw:points="0,14847 21001,14847 21001,0 0,0">
              <text:p/>
            </draw:polygon>
            <draw:g>
              <draw:g>
                <draw:path draw:style-name="gr2" draw:layer="layout" svg:width="6.837cm" svg:height="6.526cm" svg:x="6.766cm" svg:y="2.196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4" draw:layer="layout" svg:width="3.292cm" svg:height="4.328cm" svg:x="10.284cm" svg:y="4.534cm" svg:viewBox="0 0 3293 4329" svg:d="M296 407c-5 5-4 3 0 0zM296 407zM3177 1249c-36-22-84-38-139-57-55-21-117-41-188-55-70-18-146-34-228-44-81-15-168-23-257-29-90-10-183-9-277-13-94-1-190 1-286 3-384 13-765 59-1049 97-124 17-229 31-308 42-48-190-89-381-109-570-3-50-10-106-12-151-1-25-4-46-4-74v-4c11-5 22-9 34-14 41-14 88-27 135-37 193-41 393-68 582-89 190-19 370-37 536-54 336-30 614-55 810-72 196-19 308-30 308-30 0 0-447-69-1124-91-169-6-352-10-547-5-196 6-401 10-621 47-56 10-112 21-173 39-31 9-62 19-98 37-35 20-78 35-127 108-12 21-22 42-27 70l-4 21-1 13v10l-2 41c-1 26-1 60-1 90-1 64 6 117 9 177 20 231 65 460 121 685 58 224 137 441 222 652 84 210 187 408 292 596 50 95 107 184 163 271 55 87 110 171 170 249 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1.046cm" svg:y="9.099cm">
                <draw:text-box>
                  <text:p><text:span text:style-name="T1">Favorable Media</text:span></text:p>
                </draw:text-box>
              </draw:frame>
            </draw:g>
          </draw:g>
        </draw:g>
      </draw:page>
      <draw:page draw:name="page2" draw:style-name="dp1" draw:master-page-name="Default">
        <draw:g>
          <draw:g>
            <draw:polygon draw:style-name="gr1" draw:layer="layout" svg:width="21cm" svg:height="14.846cm" svg:x="20.688cm" svg:y="14.448cm" svg:viewBox="0 0 21001 14847" draw:points="0,14847 21001,14847 21001,0 0,0">
              <text:p/>
            </draw:polygon>
            <draw:g>
              <draw:g>
                <draw:path draw:style-name="gr2" draw:layer="layout" svg:width="6.837cm" svg:height="6.526cm" svg:x="27.773cm" svg:y="17.044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1" draw:layer="layout" svg:width="3.292cm" svg:height="4.328cm" svg:x="31.291cm" svg:y="19.381cm" svg:viewBox="0 0 3293 4329" svg:d="M296 407c-5 5-4 3 0 0zM296 407zM3177 1249c-36-22-84-38-139-57-55-21-117-41-188-55-70-18-146-34-228-44-81-15-168-23-257-29-90-10-183-9-277-13-94-1-190 1-286 3-384 13-765 59-1049 97-124 17-229 31-308 42-48-190-89-381-109-570-3-50-10-106-12-151-1-25-4-46-4-74v-4c11-5 22-10 34-14 41-14 88-27 135-37 193-41 393-68 582-89 190-19 370-37 536-54 336-30 614-55 810-72 196-19 308-30 308-30 0 0-447-69-1124-91-169-6-352-10-547-5-196 6-401 10-621 47-56 10-112 21-173 39-31 9-62 19-98 37-35 20-78 35-127 108-12 21-22 42-27 70l-4 21-1 13v10l-2 41c-1 26-1 60-1 90-1 64 6 117 9 177 20 231 65 460 121 685 58 224 137 441 222 652 84 210 187 408 292 595 50 96 107 185 163 272 56 86 110 171 170 249 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22.053cm" svg:y="23.946cm">
                <draw:text-box>
                  <text:p><text:span text:style-name="T1">Favorable Media</text:span></text:p>
                </draw:text-box>
              </draw:frame>
            </draw:g>
          </draw:g>
          <draw:g>
            <draw:polygon draw:style-name="gr2" draw:layer="layout" svg:width="21cm" svg:height="14.846cm" svg:x="-0.312cm" svg:y="14.448cm" svg:viewBox="0 0 21001 14847" draw:points="0,14847 21001,14847 21001,0 0,0">
              <text:p/>
            </draw:polygon>
            <draw:g>
              <draw:g>
                <draw:path draw:style-name="gr4" draw:layer="layout" svg:width="6.837cm" svg:height="6.526cm" svg:x="6.767cm" svg:y="17.044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2" draw:layer="layout" svg:width="3.292cm" svg:height="4.328cm" svg:x="10.285cm" svg:y="19.381cm" svg:viewBox="0 0 3293 4329" svg:d="M296 407c-5 5-4 3 0 0zM296 407zM3177 1249c-36-22-84-38-139-57-55-21-117-41-188-55-70-18-146-34-228-44-81-15-168-23-257-29-90-10-183-9-277-13-94-1-190 1-286 3-384 13-765 59-1049 97-124 17-229 31-308 42-48-190-89-381-109-570-3-50-10-106-12-151-1-25-4-46-4-74v-4c11-5 22-9 34-14 41-14 88-27 135-37 193-41 393-68 582-89 190-19 370-37 536-54 336-30 614-55 810-72 196-19 308-30 308-30 0 0-447-69-1124-91-169-6-352-10-547-5-196 6-401 10-621 47-56 10-112 21-173 39-31 9-62 19-98 37-35 20-78 35-127 108-12 21-22 42-27 70l-4 21-1 13v10l-2 41c-1 26-1 60-1 90-1 64 6 117 9 177 20 231 65 460 121 685 58 224 137 441 222 652 84 210 187 408 292 596 50 95 107 184 163 271s110 171 170 249c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1.047cm" svg:y="23.946cm">
                <draw:text-box>
                  <text:p><text:span text:style-name="T2">Favorable Media</text:span></text:p>
                </draw:text-box>
              </draw:frame>
            </draw:g>
          </draw:g>
          <draw:g>
            <draw:polygon draw:style-name="gr2" draw:layer="layout" svg:width="21cm" svg:height="14.846cm" svg:x="20.688cm" svg:y="-0.399cm" svg:viewBox="0 0 21001 14847" draw:points="0,14847 21001,14847 21001,0 0,0">
              <text:p/>
            </draw:polygon>
            <draw:g>
              <draw:g>
                <draw:path draw:style-name="gr1" draw:layer="layout" svg:width="6.837cm" svg:height="6.526cm" svg:x="27.773cm" svg:y="2.197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2" draw:layer="layout" svg:width="3.292cm" svg:height="4.328cm" svg:x="31.291cm" svg:y="4.535cm" svg:viewBox="0 0 3293 4329" svg:d="M296 407c-5 5-4 3 0 0zM296 407zM3177 1249c-36-22-84-38-139-57-55-21-117-41-188-55-70-18-146-34-228-44-81-15-168-23-257-29-90-10-183-9-277-13-94-1-190 1-286 3-384 13-765 59-1049 97-124 17-229 31-308 42-48-190-89-381-109-570-3-50-10-106-12-151-1-25-4-46-4-74v-4c11-5 22-10 34-14 41-14 88-27 135-37 193-41 393-68 582-89 190-19 370-37 536-54 336-30 614-55 810-72 196-19 308-30 308-30 0 0-447-69-1124-91-169-6-352-10-547-5-196 6-401 10-621 47-56 10-112 21-173 39-31 9-62 19-98 37-35 20-78 35-127 108-12 21-22 42-27 70l-4 20-1 14v10l-2 41c-1 26-1 60-1 90-1 64 6 117 9 177 20 231 65 460 121 685 58 224 137 441 222 652 84 210 187 408 292 595 50 96 107 185 163 272 55 86 110 171 170 249 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22.053cm" svg:y="9.1cm">
                <draw:text-box>
                  <text:p><text:span text:style-name="T2">Favorable Media</text:span></text:p>
                </draw:text-box>
              </draw:frame>
            </draw:g>
          </draw:g>
          <draw:g>
            <draw:polygon draw:style-name="gr4" draw:layer="layout" svg:width="21cm" svg:height="14.846cm" svg:x="-0.312cm" svg:y="-0.399cm" svg:viewBox="0 0 21001 14847" draw:points="0,14847 21001,14847 21001,0 0,0">
              <text:p/>
            </draw:polygon>
            <draw:g>
              <draw:g>
                <draw:path draw:style-name="gr2" draw:layer="layout" svg:width="6.837cm" svg:height="6.526cm" svg:x="6.767cm" svg:y="2.197cm" svg:viewBox="0 0 6838 6527" svg:d="M3659 174l634 1949c33 105 131 175 240 175h2051c245 0 347 314 149 459l-1659 1205c-89 65-126 179-92 283l634 1949c76 234-191 428-390 283l-1659-1204c-88-65-209-65-297 0l-1659 1204c-199 145-466-49-390-283l634-1949c34-104-3-218-92-283l-1659-1205c-197-145-96-459 149-459h2051c109 0 206-70 240-175l634-1949c75-232 405-232 481 0z">
                  <text:p/>
                </draw:path>
                <draw:path draw:style-name="gr4" draw:layer="layout" svg:width="3.292cm" svg:height="4.328cm" svg:x="10.285cm" svg:y="4.535cm" svg:viewBox="0 0 3293 4329" svg:d="M296 407c-5 5-4 3 0 0zM296 407zM3177 1249c-36-22-84-38-139-57-55-21-117-41-188-55-70-18-146-34-228-44-81-15-168-23-257-29-90-10-183-9-277-13-94-1-190 1-286 3-384 13-765 59-1049 97-124 17-229 31-308 42-48-190-89-381-109-570-3-50-10-106-12-151-1-25-4-46-4-74v-4c11-5 22-9 34-14 41-14 88-27 135-37 193-41 393-68 582-89 190-19 370-37 536-54 336-30 614-55 810-72 196-19 308-30 308-30 0 0-447-69-1124-91-169-6-352-10-547-5-196 6-401 10-621 47-56 10-112 21-173 39-31 9-62 19-98 37-35 20-78 35-127 108-12 21-22 42-27 70l-4 21-1 13v10l-2 41c-1 26-1 60-1 90-1 64 6 117 9 177 20 231 65 460 121 685 58 224 137 441 222 652 84 210 187 408 292 596 50 95 107 184 163 271 55 87 110 171 170 249 57 79 114 157 168 232 60 70 117 138 172 203 107 133 219 242 316 340 95 101 185 181 261 245 149 130 235 201 235 201 0 0-66-92-185-247-61-77-133-172-210-284-78-111-171-233-260-374-45-69-92-142-141-217-46-77-93-156-142-238-50-79-95-166-141-254-45-88-97-174-139-268-92-183-173-379-252-578-47-119-88-242-127-365 75-19 168-43 276-70 273-69 638-154 1009-209 92-12 185-25 277-34 91-6 182-18 269-18 87-4 172-6 252-1 81 0 156 7 225 17 71 6 134 19 189 33 56 12 105 23 142 40 78 30 122 46 122 46 0 0-42-21-116-59z">
                  <text:p/>
                </draw:path>
              </draw:g>
              <draw:frame draw:style-name="gr3" draw:layer="layout" svg:width="38.948cm" svg:height="2.507cm" svg:x="1.047cm" svg:y="9.1cm">
                <draw:text-box>
                  <text:p><text:span text:style-name="T1">Favorable Media</text:span></text:p>
                </draw:text-box>
              </draw:frame>
            </draw:g>
          </draw:g>
        </draw:g>
      </draw:page>
      <draw:page draw:name="page3" draw:style-name="dp1" draw:master-page-name="Default">
        <draw:g>
          <draw:polygon draw:style-name="gr5" draw:layer="layout" svg:width="27.4cm" svg:height="10.199cm" svg:x="1.9cm" svg:y="5.1cm" svg:viewBox="0 0 27401 10200" draw:points="0,10200 27401,10200 27401,0 0,0">
            <text:p/>
          </draw:polygon>
          <draw:g>
            <draw:g>
              <draw:path draw:style-name="gr4" draw:layer="layout" svg:width="5.925cm" svg:height="6.526cm" svg:x="4.901cm" svg:y="7.234cm" svg:viewBox="0 0 5926 6527" svg:d="M3171 174l550 1949c28 105 113 175 208 175h1777c213 0 301 314 129 459l-1437 1205c-78 65-110 179-80 283l549 1949c66 234-165 428-338 283l-1437-1204c-77-65-182-65-258 0l-1438 1204c-172 145-404-49-338-283l550-1949c29-104-3-218-80-283l-1438-1205c-171-145-83-459 129-459h1778c94 0 178-70 208-175l549-1949c65-232 351-232 417 0z">
                <text:p/>
              </draw:path>
              <draw:path draw:style-name="gr2" draw:layer="layout" svg:width="2.853cm" svg:height="4.328cm" svg:x="7.95cm" svg:y="9.571cm" svg:viewBox="0 0 2854 4329" svg:d="M257 407c-5 5-4 3 0 0zM257 407zM2754 1249c-32-22-73-38-121-57-48-21-101-41-163-55-61-18-126-34-197-44-71-15-146-23-223-29-78-10-159-9-240-13-82-1-165 1-248 3-333 13-663 59-909 97-108 17-199 31-267 42-42-190-77-381-95-570-2-50-8-106-10-151-1-25-4-46-4-74v-4c10-5 19-9 30-14 35-14 76-27 117-37 167-41 340-68 504-89 165-19 321-37 465-54 291-30 532-55 702-72 170-19 267-30 267-30 0 0-388-69-974-91-147-6-305-10-474-5-170 6-348 10-539 47-48 10-97 21-150 39-26 9-53 19-85 37-30 20-67 35-110 108-10 21-19 42-23 70l-3 21-1 13v10l-2 41c-1 26-1 60-1 90-1 64 5 117 8 177 17 231 56 460 105 685 50 224 118 441 192 652 73 210 162 408 253 596 44 95 93 184 141 271 49 87 96 171 148 249 49 79 99 157 145 232 52 70 102 138 149 203 93 133 190 242 274 340 83 101 161 181 227 245 129 130 203 201 203 201 0 0-57-92-160-247-53-77-115-172-182-284-68-111-148-233-225-374-39-69-80-142-123-217-40-77-80-156-123-238-43-79-82-166-122-254-39-88-84-174-120-268-80-183-150-379-219-578-41-119-76-242-110-365 65-19 146-43 239-70 237-69 553-154 875-209 80-12 160-25 240-34 79-6 158-18 233-18 75-4 149-6 218-1 71 0 136 7 195 17 62 6 117 19 164 33 49 12 91 23 123 40 68 30 106 46 106 46 0 0-36-21-100-59z">
                <text:p/>
              </draw:path>
            </draw:g>
          </draw:g>
        </draw:g>
        <draw:frame draw:style-name="gr3" draw:text-style-name="P2" draw:layer="layout" svg:width="38.948cm" svg:height="3.003cm" svg:x="9.552cm" svg:y="10.3cm">
          <draw:text-box>
            <text:p text:style-name="P1"><text:span text:style-name="T3">avorable Media</text:span></text:p>
          </draw:text-box>
        </draw:frame>
      </draw:page>
      <draw:page draw:name="page4" draw:style-name="dp1" draw:master-page-name="Default">
        <draw:g>
          <draw:g>
            <draw:g>
              <draw:path draw:style-name="gr6" draw:text-style-name="P3" draw:layer="layout" svg:width="5.925cm" svg:height="6.526cm" svg:x="4.901cm" svg:y="7.234cm" svg:viewBox="0 0 5926 6527" svg:d="M3171 174l550 1949c28 105 113 175 208 175h1777c213 0 301 314 129 459l-1437 1205c-78 65-110 179-80 283l549 1949c66 234-165 428-338 283l-1437-1204c-77-65-182-65-258 0l-1438 1204c-172 145-404-49-338-283l550-1949c29-104-3-218-80-283l-1438-1205c-171-145-83-459 129-459h1778c94 0 178-70 208-175l549-1949c65-232 351-232 417 0z">
                <text:p/>
              </draw:path>
              <draw:path draw:style-name="gr2" draw:text-style-name="P3" draw:layer="layout" svg:width="2.853cm" svg:height="4.328cm" svg:x="7.95cm" svg:y="9.571cm" svg:viewBox="0 0 2854 4329" svg:d="M257 407c-5 5-4 3 0 0zM257 407zM2754 1249c-32-22-73-38-121-57-48-21-101-41-163-55-61-18-126-34-197-44-71-15-146-23-223-29-78-10-159-9-240-13-82-1-165 1-248 3-333 13-663 59-909 97-108 17-199 31-267 42-42-190-77-381-95-570-2-50-8-106-10-151-1-25-4-46-4-74v-4c10-5 19-9 30-14 35-14 76-27 117-37 167-41 340-68 504-89 165-19 321-37 465-54 291-30 532-55 702-72 170-19 267-30 267-30 0 0-388-69-974-91-147-6-305-10-474-5-170 6-348 10-539 47-48 10-97 21-150 39-26 9-53 19-85 37-30 20-67 35-110 108-10 21-19 42-23 70l-3 21-1 13v10l-2 41c-1 26-1 60-1 90-1 64 5 117 8 177 17 231 56 460 105 685 50 224 118 441 192 652 73 210 162 408 253 596 44 95 93 184 141 271 49 87 96 171 148 249 49 79 99 157 145 232 52 70 102 138 149 203 93 133 190 242 274 340 83 101 161 181 227 245 129 130 203 201 203 201 0 0-57-92-160-247-53-77-115-172-182-284-68-111-148-233-225-374-39-69-80-142-123-217-40-77-80-156-123-238-43-79-82-166-122-254-39-88-84-174-120-268-80-183-150-379-219-578-41-119-76-242-110-365 65-19 146-43 239-70 237-69 553-154 875-209 80-12 160-25 240-34 79-6 158-18 233-18 75-4 149-6 218-1 71 0 136 7 195 17 62 6 117 19 164 33 49 12 91 23 123 40 68 30 106 46 106 46 0 0-36-21-100-59z">
                <text:p/>
              </draw:path>
            </draw:g>
          </draw:g>
        </draw:g>
        <draw:frame draw:style-name="gr3" draw:text-style-name="P4" draw:layer="layout" svg:width="38.948cm" svg:height="3.003cm" svg:x="9.552cm" svg:y="10.3cm">
          <draw:text-box>
            <text:p text:style-name="P4"><text:span text:style-name="T4">avorable Medi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Script1" svg:font-family="'Segoe Script'"/>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Segoe Script" svg:font-family="'Segoe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1.981cm" fo:page-height="29.66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1-26T16:09:32.000391339</dc:date>
    <meta:generator>LibreOffice/4.2.8.2$Linux_X86_64 LibreOffice_project/420m0$Build-2</meta:generator>
    <meta:editing-duration>P0D</meta:editing-duration>
    <meta:editing-cycles>1</meta:editing-cycles>
    <meta:document-statistic meta:object-count="71"/>
  </office:meta>
</office:document-meta>
</file>